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1cm" svg:stroke-color="#3465a4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solid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4.81cm" svg:x2="2.27cm" svg:y2="7.35cm">
          <text:p/>
        </draw:line>
        <draw:line draw:style-name="gr1" draw:text-style-name="P1" draw:layer="layout" svg:x1="2.27cm" svg:y1="8.747cm" svg:x2="2.27cm" svg:y2="12.43cm">
          <text:p/>
        </draw:line>
        <draw:line draw:style-name="gr1" draw:text-style-name="P1" draw:layer="layout" svg:x1="2.27cm" svg:y1="12.43cm" svg:x2="4.81cm" svg:y2="12.43cm">
          <text:p/>
        </draw:line>
        <draw:line draw:style-name="gr1" draw:text-style-name="P1" draw:layer="layout" svg:x1="2.27cm" svg:y1="4.81cm" svg:x2="4.81cm" svg:y2="4.81cm">
          <text:p/>
        </draw:line>
        <draw:line draw:style-name="gr1" draw:text-style-name="P1" draw:layer="layout" svg:x1="4.81cm" svg:y1="4.81cm" svg:x2="4.81cm" svg:y2="7.35cm">
          <text:p/>
        </draw:line>
        <draw:path draw:style-name="gr2" draw:text-style-name="P2" draw:layer="layout" svg:width="0.835cm" svg:height="0.342cm" draw:transform="skewX (0.00383972435438754) rotate (-3.00039551710345) translate (5.5946038713424cm 8.1803229354046cm)" svg:viewBox="0 0 836 343" svg:d="M836 0c-776-1-836 343-836 343">
          <text:p/>
        </draw:path>
        <draw:path draw:style-name="gr2" draw:text-style-name="P2" draw:layer="layout" svg:width="0.839cm" svg:height="0.342cm" draw:transform="skewX (0.00645771823237903) rotate (-0.141197136486342) translate (4.7667005367944cm 7.441996390991cm)" svg:viewBox="0 0 840 343" svg:d="M0 0c777-1 840 343 840 343">
          <text:p/>
        </draw:path>
        <draw:path draw:style-name="gr2" draw:text-style-name="P2" draw:layer="layout" svg:width="0.83cm" svg:height="0.135cm" draw:transform="skewX (0.29530970943744) rotate (3.08644024922677) translate (4.7676999536175cm 8.2860001268833cm)" svg:viewBox="0 0 831 136" svg:d="M0 0c770 0 831 136 831 136">
          <text:p/>
        </draw:path>
        <draw:path draw:style-name="gr2" draw:text-style-name="P2" draw:layer="layout" svg:width="0.83cm" svg:height="0.202cm" draw:transform="skewX (-0.148178453494319) rotate (0.0837758040957278) translate (3.9675852422552cm 7.935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) rotate (-0.145560459616328) translate (4.790706759201cm 7.864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6186038713424cm 8.6683229354046cm)" svg:viewBox="0 0 836 343" svg:d="M836 0c-776-1-836 343-836 343">
          <text:p/>
        </draw:path>
        <draw:path draw:style-name="gr2" draw:text-style-name="P2" draw:layer="layout" svg:width="0.828cm" svg:height="0.135cm" draw:transform="skewX (0.284314135149876) rotate (3.08661478215197) translate (4.7716999993354cm 8.7860000018832cm)" svg:viewBox="0 0 829 136" svg:d="M0 0c770 0 829 136 829 136">
          <text:p/>
        </draw:path>
        <draw:path draw:style-name="gr2" draw:text-style-name="P2" draw:layer="layout" svg:width="0.83cm" svg:height="0.202cm" draw:transform="skewX (-0.148178453494319) rotate (0.0837758040957278) translate (3.9675852422552cm 8.436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2) rotate (-0.145560459616328) translate (4.790706759201cm 8.365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5946038713424cm 9.1813229354046cm)" svg:viewBox="0 0 836 343" svg:d="M836 0c-776-1-836 343-836 343">
          <text:p/>
        </draw:path>
        <draw:path draw:style-name="gr2" draw:text-style-name="P2" draw:layer="layout" svg:width="0.828cm" svg:height="0.135cm" draw:transform="skewX (0.284314135149876) rotate (3.08661478215197) translate (4.7716999993354cm 9.2870000018832cm)" svg:viewBox="0 0 829 136" svg:d="M0 0c770 0 829 136 829 136">
          <text:p/>
        </draw:path>
        <draw:path draw:style-name="gr2" draw:text-style-name="P2" draw:layer="layout" svg:width="0.83cm" svg:height="0.202cm" draw:transform="skewX (-0.148178453494319) rotate (0.0837758040957278) translate (3.9675852422552cm 8.936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) rotate (-0.145560459616328) translate (4.790706759201cm 8.865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6186038713424cm 9.6453229354046cm)" svg:viewBox="0 0 836 343" svg:d="M836 0c-776-1-836 343-836 343">
          <text:p/>
        </draw:path>
        <draw:line draw:style-name="gr1" draw:text-style-name="P1" draw:layer="layout" svg:x1="4.81cm" svg:y1="9.763cm" svg:x2="4.81cm" svg:y2="12.43cm">
          <text:p/>
        </draw:line>
        <draw:line draw:style-name="gr1" draw:text-style-name="P1" draw:layer="layout" svg:x1="8.62cm" svg:y1="4.81cm" svg:x2="8.62cm" svg:y2="7.35cm">
          <text:p/>
        </draw:line>
        <draw:g>
          <draw:path draw:style-name="gr3" draw:text-style-name="P3" draw:layer="layout" svg:width="0.836cm" svg:height="0.342cm" draw:transform="skewX (-0.00226892802759264) rotate (3.00022098417825) translate (8.60207636180292cm 8.3329725317167cm)" svg:viewBox="0 0 837 343" svg:d="M0 0c776-1 837 343 837 343">
            <text:p/>
          </draw:path>
          <draw:path draw:style-name="gr3" draw:text-style-name="P3" draw:layer="layout" svg:width="0.839cm" svg:height="0.342cm" draw:transform="skewX (-0.00663225115757843) rotate (0.141371669411541) translate (7.77056193225132cm 7.5953695351954cm)" svg:viewBox="0 0 840 343" svg:d="M840 0c-777-1-840 343-840 343">
            <text:p/>
          </draw:path>
          <draw:path draw:style-name="gr3" draw:text-style-name="P3" draw:layer="layout" svg:width="0.83cm" svg:height="0.135cm" draw:transform="skewX (-0.293040781409848) rotate (-3.08644024922677) translate (9.4307001183387cm 8.2752102816557cm)" svg:viewBox="0 0 831 136" svg:d="M831 0c-770 0-831 136-831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7.901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8.021329904696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57807636180292cm 8.820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4247918484412cm 8.775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8.402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8.52232990469621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4) rotate (3.00022098417825) translate (8.60207636180292cm 9.333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4247918484412cm 9.276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8.90200044671321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9.0223299046962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57807636180292cm 9.7979725317167cm)" svg:viewBox="0 0 837 343" svg:d="M0 0c776-1 837 343 837 343">
            <text:p/>
          </draw:path>
        </draw:g>
        <draw:line draw:style-name="gr1" draw:text-style-name="P1" draw:layer="layout" svg:x1="8.62cm" svg:y1="9.89cm" svg:x2="8.62cm" svg:y2="12.43cm">
          <text:p/>
        </draw:line>
        <draw:line draw:style-name="gr1" draw:text-style-name="P4" draw:layer="layout" svg:x1="8.62cm" svg:y1="4.81cm" svg:x2="13.7cm" svg:y2="4.81cm">
          <text:p/>
        </draw:line>
        <draw:custom-shape draw:style-name="gr4" draw:text-style-name="P5" draw:layer="layout" svg:width="1.397cm" svg:height="1.397cm" svg:x="1.5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51cm" svg:height="0.962cm" svg:x="1.762cm" svg:y="7.223cm">
          <draw:text-box>
            <text:p>+</text:p>
          </draw:text-box>
        </draw:frame>
        <draw:frame draw:style-name="gr6" draw:text-style-name="P6" draw:layer="layout" svg:width="2.286cm" svg:height="1.778cm" svg:x="1.889cm" svg:y="7.985cm">
          <draw:text-box>
            <text:p>-</text:p>
          </draw:text-box>
        </draw:frame>
        <draw:line draw:style-name="gr1" draw:text-style-name="P4" draw:layer="layout" svg:x1="13.7cm" svg:y1="4.81cm" svg:x2="13.7cm" svg:y2="6.08cm">
          <text:p/>
        </draw:line>
        <draw:line draw:style-name="gr1" draw:text-style-name="P4" draw:layer="layout" svg:x1="13.7cm" svg:y1="6.08cm" svg:x2="11.16cm" svg:y2="8.62cm">
          <text:p/>
        </draw:line>
        <draw:line draw:style-name="gr1" draw:text-style-name="P4" draw:layer="layout" svg:x1="11.16cm" svg:y1="8.62cm" svg:x2="13.7cm" svg:y2="11.16cm">
          <text:p/>
        </draw:line>
        <draw:line draw:style-name="gr1" draw:text-style-name="P4" draw:layer="layout" svg:x1="13.7cm" svg:y1="11.16cm" svg:x2="16.24cm" svg:y2="8.62cm">
          <text:p/>
        </draw:line>
        <draw:line draw:style-name="gr1" draw:text-style-name="P4" draw:layer="layout" svg:x1="16.24cm" svg:y1="8.62cm" svg:x2="13.7cm" svg:y2="6.08cm">
          <text:p/>
        </draw:line>
        <draw:polygon draw:style-name="gr7" draw:text-style-name="P5" draw:layer="layout" svg:width="1.269cm" svg:height="1.269cm" svg:x="11.668cm" svg:y="6.842cm" svg:viewBox="0 0 1270 1270" draw:points="0,254 1143,1270 1270,0">
          <text:p/>
        </draw:polygon>
        <draw:polygon draw:style-name="gr7" draw:text-style-name="P5" draw:layer="layout" svg:width="1.269cm" svg:height="1.269cm" svg:x="14.208cm" svg:y="9.382cm" svg:viewBox="0 0 1270 1270" draw:points="0,254 1143,1270 1270,0">
          <text:p/>
        </draw:polygon>
        <draw:polygon draw:style-name="gr7" draw:text-style-name="P5" draw:layer="layout" svg:width="1.269cm" svg:height="1.142cm" svg:x="14.208cm" svg:y="6.715cm" svg:viewBox="0 0 1270 1143" draw:points="0,889 889,0 1270,1143">
          <text:p/>
        </draw:polygon>
        <draw:polygon draw:style-name="gr7" draw:text-style-name="P5" draw:layer="layout" svg:width="1.269cm" svg:height="1.142cm" svg:x="11.668cm" svg:y="9.255cm" svg:viewBox="0 0 1270 1143" draw:points="0,889 889,0 1270,1143">
          <text:p/>
        </draw:polygon>
        <draw:line draw:style-name="gr1" draw:text-style-name="P4" draw:layer="layout" svg:x1="12.43cm" svg:y1="6.334cm" svg:x2="13.446cm" svg:y2="7.35cm">
          <text:p/>
        </draw:line>
        <draw:line draw:style-name="gr1" draw:text-style-name="P4" draw:layer="layout" svg:x1="15.986cm" svg:y1="7.35cm" svg:x2="14.97cm" svg:y2="8.366cm">
          <text:p/>
        </draw:line>
        <draw:line draw:style-name="gr1" draw:text-style-name="P4" draw:layer="layout" svg:x1="14.97cm" svg:y1="8.874cm" svg:x2="15.986cm" svg:y2="9.89cm">
          <text:p/>
        </draw:line>
        <draw:line draw:style-name="gr1" draw:text-style-name="P4" draw:layer="layout" svg:x1="12.938cm" svg:y1="10.398cm" svg:x2="13.446cm" svg:y2="9.89cm">
          <text:p/>
        </draw:line>
        <draw:line draw:style-name="gr1" draw:text-style-name="P4" draw:layer="layout" svg:x1="12.43cm" svg:y1="10.906cm" svg:x2="12.938cm" svg:y2="10.398cm">
          <text:p/>
        </draw:line>
        <draw:line draw:style-name="gr1" draw:text-style-name="P4" draw:layer="layout" svg:x1="13.7cm" svg:y1="11.16cm" svg:x2="13.7cm" svg:y2="12.43cm">
          <text:p/>
        </draw:line>
        <draw:line draw:style-name="gr1" draw:text-style-name="P4" draw:layer="layout" svg:x1="8.62cm" svg:y1="12.43cm" svg:x2="13.7cm" svg:y2="12.43cm">
          <text:p/>
        </draw:line>
        <draw:line draw:style-name="gr1" draw:text-style-name="P4" draw:layer="measurelines" svg:x1="11.16cm" svg:y1="8.62cm" svg:x2="11.16cm" svg:y2="14.97cm">
          <text:p/>
        </draw:line>
        <draw:line draw:style-name="gr1" draw:text-style-name="P4" draw:layer="measurelines" svg:x1="16.24cm" svg:y1="8.62cm" svg:x2="20.05cm" svg:y2="8.62cm">
          <text:p/>
        </draw:line>
        <draw:line draw:style-name="gr1" draw:text-style-name="P4" draw:layer="measurelines" svg:x1="20.05cm" svg:y1="8.62cm" svg:x2="20.05cm" svg:y2="11.033cm">
          <text:p/>
        </draw:line>
        <draw:line draw:style-name="gr1" draw:text-style-name="P4" draw:layer="measurelines" svg:x1="20.05cm" svg:y1="11.033cm" svg:x2="20.431cm" svg:y2="11.16cm">
          <text:p/>
        </draw:line>
        <draw:line draw:style-name="gr1" draw:text-style-name="P4" draw:layer="measurelines" svg:x1="20.431cm" svg:y1="11.16cm" svg:x2="19.669cm" svg:y2="11.414cm">
          <text:p/>
        </draw:line>
        <draw:line draw:style-name="gr1" draw:text-style-name="P4" draw:layer="measurelines" svg:x1="19.669cm" svg:y1="11.414cm" svg:x2="20.431cm" svg:y2="11.668cm">
          <text:p/>
        </draw:line>
        <draw:line draw:style-name="gr1" draw:text-style-name="P4" draw:layer="measurelines" svg:x1="20.431cm" svg:y1="11.668cm" svg:x2="19.669cm" svg:y2="11.922cm">
          <text:p/>
        </draw:line>
        <draw:line draw:style-name="gr1" draw:text-style-name="P4" draw:layer="measurelines" svg:x1="19.669cm" svg:y1="11.922cm" svg:x2="20.431cm" svg:y2="12.176cm">
          <text:p/>
        </draw:line>
        <draw:line draw:style-name="gr1" draw:text-style-name="P4" draw:layer="measurelines" svg:x1="20.431cm" svg:y1="12.176cm" svg:x2="20.05cm" svg:y2="12.303cm">
          <text:p/>
        </draw:line>
        <draw:line draw:style-name="gr1" draw:text-style-name="P4" draw:layer="measurelines" svg:x1="11.16cm" svg:y1="14.97cm" svg:x2="20.05cm" svg:y2="14.97cm">
          <text:p/>
        </draw:line>
        <draw:line draw:style-name="gr1" draw:text-style-name="P4" draw:layer="measurelines" svg:x1="20.05cm" svg:y1="12.557cm" svg:x2="20.05cm" svg:y2="14.97cm">
          <text:p/>
        </draw:line>
        <draw:line draw:style-name="gr1" draw:text-style-name="P4" draw:layer="measurelines" svg:x1="20.05cm" svg:y1="8.62cm" svg:x2="22.59cm" svg:y2="8.62cm">
          <text:p/>
        </draw:line>
        <draw:line draw:style-name="gr1" draw:text-style-name="P4" draw:layer="measurelines" svg:x1="20.05cm" svg:y1="12.303cm" svg:x2="20.05cm" svg:y2="12.557cm">
          <text:p/>
        </draw:line>
        <draw:line draw:style-name="gr1" draw:text-style-name="P4" draw:layer="measurelines" svg:x1="22.59cm" svg:y1="8.62cm" svg:x2="22.59cm" svg:y2="11.541cm">
          <text:p/>
        </draw:line>
        <draw:line draw:style-name="gr1" draw:text-style-name="P4" draw:layer="measurelines" svg:x1="21.955cm" svg:y1="11.541cm" svg:x2="23.225cm" svg:y2="11.541cm">
          <text:p/>
        </draw:line>
        <draw:line draw:style-name="gr1" draw:text-style-name="P4" draw:layer="measurelines" svg:x1="21.955cm" svg:y1="11.922cm" svg:x2="23.225cm" svg:y2="11.922cm">
          <text:p/>
        </draw:line>
        <draw:line draw:style-name="gr1" draw:text-style-name="P4" draw:layer="measurelines" svg:x1="22.59cm" svg:y1="11.922cm" svg:x2="22.59cm" svg:y2="14.97cm">
          <text:p/>
        </draw:line>
        <draw:line draw:style-name="gr1" draw:text-style-name="P4" draw:layer="measurelines" svg:x1="20.05cm" svg:y1="14.97cm" svg:x2="22.59cm" svg:y2="14.97cm">
          <text:p/>
        </draw:line>
        <draw:line draw:style-name="gr1" draw:text-style-name="P4" draw:layer="measurelines" svg:x1="6.461cm" svg:y1="7.604cm" svg:x2="6.461cm" svg:y2="9.509cm">
          <text:p/>
        </draw:line>
        <draw:line draw:style-name="gr1" draw:text-style-name="P4" draw:layer="measurelines" svg:x1="6.969cm" svg:y1="7.604cm" svg:x2="6.969cm" svg:y2="9.509cm">
          <text:p/>
        </draw:line>
        <draw:frame draw:style-name="gr8" draw:text-style-name="P6" draw:layer="measurelines" svg:width="3.048cm" svg:height="2.384cm" svg:x="6.08cm" svg:y="6.617cm">
          <draw:text-box>
            <text:p>n:1</text:p>
          </draw:text-box>
        </draw:frame>
        <draw:line draw:style-name="gr1" draw:text-style-name="P4" draw:layer="measurelines" svg:x1="22.59cm" svg:y1="8.62cm" svg:x2="23.733cm" svg:y2="8.62cm">
          <text:p/>
        </draw:line>
        <draw:line draw:style-name="gr1" draw:text-style-name="P4" draw:layer="measurelines" svg:x1="23.733cm" svg:y1="8.62cm" svg:x2="23.86cm" svg:y2="8.366cm">
          <text:p/>
        </draw:line>
        <draw:line draw:style-name="gr1" draw:text-style-name="P4" draw:layer="measurelines" svg:x1="23.86cm" svg:y1="8.366cm" svg:x2="24.114cm" svg:y2="8.874cm">
          <text:p/>
        </draw:line>
        <draw:line draw:style-name="gr1" draw:text-style-name="P4" draw:layer="measurelines" svg:x1="24.114cm" svg:y1="8.874cm" svg:x2="24.368cm" svg:y2="8.366cm">
          <text:p/>
        </draw:line>
        <draw:line draw:style-name="gr1" draw:text-style-name="P4" draw:layer="measurelines" svg:x1="24.368cm" svg:y1="8.366cm" svg:x2="24.622cm" svg:y2="8.874cm">
          <text:p/>
        </draw:line>
        <draw:line draw:style-name="gr1" draw:text-style-name="P4" draw:layer="measurelines" svg:x1="24.622cm" svg:y1="8.874cm" svg:x2="24.876cm" svg:y2="8.366cm">
          <text:p/>
        </draw:line>
        <draw:line draw:style-name="gr1" draw:text-style-name="P4" draw:layer="measurelines" svg:x1="24.876cm" svg:y1="8.366cm" svg:x2="25.003cm" svg:y2="8.62cm">
          <text:p/>
        </draw:line>
        <draw:line draw:style-name="gr1" draw:text-style-name="P4" draw:layer="measurelines" svg:x1="25.003cm" svg:y1="8.62cm" svg:x2="26.4cm" svg:y2="8.62cm">
          <text:p/>
        </draw:line>
        <draw:line draw:style-name="gr1" draw:text-style-name="P4" draw:layer="measurelines" svg:x1="26.4cm" svg:y1="8.62cm" svg:x2="26.4cm" svg:y2="9.636cm">
          <text:p/>
        </draw:line>
        <draw:polygon draw:style-name="gr7" draw:text-style-name="P5" draw:layer="measurelines" svg:width="1.015cm" svg:height="0.761cm" svg:x="25.892cm" svg:y="9.636cm" svg:viewBox="0 0 1016 762" draw:points="0,0 1016,0 508,762">
          <text:p/>
        </draw:polygon>
        <draw:line draw:style-name="gr1" draw:text-style-name="P4" draw:layer="measurelines" svg:x1="25.892cm" svg:y1="10.398cm" svg:x2="26.908cm" svg:y2="10.398cm">
          <text:p/>
        </draw:line>
        <draw:line draw:style-name="gr1" draw:text-style-name="P4" draw:layer="measurelines" svg:x1="22.59cm" svg:y1="14.97cm" svg:x2="26.4cm" svg:y2="14.97cm">
          <text:p/>
        </draw:line>
        <draw:line draw:style-name="gr1" draw:text-style-name="P4" draw:layer="measurelines" svg:x1="26.4cm" svg:y1="14.97cm" svg:x2="26.4cm" svg:y2="14.208cm">
          <text:p/>
        </draw:line>
        <draw:polygon draw:style-name="gr7" draw:text-style-name="P5" draw:layer="measurelines" svg:width="1.015cm" svg:height="0.761cm" svg:x="25.892cm" svg:y="13.446cm" svg:viewBox="0 0 1016 762" draw:points="0,0 1016,0 508,762">
          <text:p/>
        </draw:polygon>
        <draw:line draw:style-name="gr1" draw:text-style-name="P4" draw:layer="measurelines" svg:x1="25.892cm" svg:y1="14.208cm" svg:x2="26.908cm" svg:y2="14.208cm">
          <text:p/>
        </draw:line>
        <draw:line draw:style-name="gr1" draw:text-style-name="P4" draw:layer="measurelines" svg:x1="17.51cm" svg:y1="14.97cm" svg:x2="17.51cm" svg:y2="15.605cm">
          <text:p/>
        </draw:line>
        <draw:line draw:style-name="gr1" draw:text-style-name="P4" draw:layer="measurelines" svg:x1="16.875cm" svg:y1="15.605cm" svg:x2="18.145cm" svg:y2="15.605cm">
          <text:p/>
        </draw:line>
        <draw:line draw:style-name="gr1" draw:text-style-name="P4" draw:layer="measurelines" svg:x1="17.129cm" svg:y1="15.732cm" svg:x2="17.891cm" svg:y2="15.732cm">
          <text:p/>
        </draw:line>
        <draw:line draw:style-name="gr1" draw:text-style-name="P4" draw:layer="measurelines" svg:x1="17.383cm" svg:y1="15.859cm" svg:x2="17.637cm" svg:y2="15.859cm">
          <text:p/>
        </draw:line>
        <draw:frame draw:style-name="gr9" draw:text-style-name="P6" draw:layer="measurelines" svg:width="0.762cm" svg:height="1.143cm" svg:x="17.129cm" svg:y="14.081cm">
          <draw:text-box>
            <text:p>0</text:p>
          </draw:text-box>
        </draw:frame>
        <draw:frame draw:style-name="gr5" draw:text-style-name="P6" draw:layer="measurelines" svg:width="2.032cm" svg:height="0.962cm" svg:x="18.441cm" svg:y="15.52cm">
          <draw:text-box>
            <text:p>GND</text:p>
          </draw:text-box>
        </draw:frame>
        <draw:frame draw:style-name="gr10" draw:text-style-name="P6" draw:layer="measurelines" svg:width="2.667cm" svg:height="1.673cm" svg:x="1cm" svg:y="6.334cm">
          <draw:text-box>
            <text:p>Vs</text:p>
          </draw:text-box>
        </draw:frame>
        <draw:frame draw:style-name="gr11" draw:text-style-name="P6" draw:layer="measurelines" svg:width="2.032cm" svg:height="1.905cm" svg:x="18.526cm" svg:y="10.398cm">
          <draw:text-box>
            <text:p>Re</text:p>
          </draw:text-box>
        </draw:frame>
        <draw:frame draw:style-name="gr6" draw:text-style-name="P6" draw:layer="measurelines" svg:width="2.794cm" svg:height="1.778cm" svg:x="23.479cm" svg:y="8.874cm">
          <draw:text-box>
            <text:p>Rv</text:p>
          </draw:text-box>
        </draw:frame>
        <draw:frame draw:style-name="gr12" draw:text-style-name="P6" draw:layer="measurelines" svg:width="1.651cm" svg:height="1.397cm" svg:x="21.447cm" svg:y="10.525cm">
          <draw:text-box>
            <text:p>C</text:p>
          </draw:text-box>
        </draw:frame>
        <draw:frame draw:style-name="gr8" draw:text-style-name="P7" draw:layer="layout" svg:width="1.524cm" svg:height="2.384cm" svg:x="26.019cm" svg:y="10.652cm">
          <draw:text-box>
            <text:p>. </text:p>
            <text:p>.</text:p>
            <text:p>.</text:p>
          </draw:text-box>
        </draw:frame>
        <draw:frame draw:style-name="gr13" draw:text-style-name="P7" draw:layer="layout" svg:width="9.906cm" svg:height="5.939cm" svg:x="27.797cm" svg:y="8.747cm">
          <draw:text-box>
            <text:p>It is also important to note that the exact number of diodes is not represented in this figure. There are a total of:</text:p>
            <text:p>- 17 diodes on Octave´s theoretical analysis</text:p>
            <text:p>- 23 diodes on NGSpice´s simulation analysi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584cm" fo:margin-left="1cm" fo:margin-right="1cm" fo:page-width="38.837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48:40.976612689</meta:creation-date>
    <dc:date>2021-05-07T03:27:30.578083254</dc:date>
    <meta:editing-duration>PT35M48S</meta:editing-duration>
    <meta:editing-cycles>8</meta:editing-cycles>
    <meta:generator>LibreOffice/6.4.7.2$Linux_X86_64 LibreOffice_project/40$Build-2</meta:generator>
    <meta:document-statistic meta:object-count="105"/>
  </office:meta>
</office:document-meta>
</file>